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8">
      <style:paragraph-properties fo:margin-top="0in" fo:margin-bottom="0in"/>
    </style:style>
    <style:style style:name="P16" style:family="paragraph" style:parent-style-name="Text_20_body" style:list-style-name="L10">
      <style:paragraph-properties fo:margin-top="0in" fo:margin-bottom="0in"/>
    </style:style>
    <style:style style:name="P17" style:family="paragraph" style:parent-style-name="Standard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Exploring Core Components in React Native: View, Text, Image, StyleSheet</text:span></text:h>
      <text:p text:style-name="Standard"/>
      <text:h text:style-name="Heading_20_4" text:outline-level="4"><text:span text:style-name="Strong_20_Emphasis">Core Components Overview</text:span></text:h>
      <text:list xml:id="list2387716408303357733" text:style-name="L1">
        <text:list-item>
          <text:p text:style-name="P11"><text:span text:style-name="Strong_20_Emphasis">Understanding Core Components</text:span></text:p>
          <text:list>
            <text:list-item>
              <text:p text:style-name="P11">Introduction to the essential components: <text:span text:style-name="Source_20_Text">View</text:span>, <text:span text:style-name="Source_20_Text">Text</text:span>, <text:span text:style-name="Source_20_Text">Image</text:span>, <text:span text:style-name="Source_20_Text">StyleSheet</text:span>.</text:p>
            </text:list-item>
            <text:list-item>
              <text:p text:style-name="P1">Importance of these components in building a user interface.</text:p>
            </text:list-item>
          </text:list>
        </text:list-item>
      </text:list>
      <text:h text:style-name="Heading_20_4" text:outline-level="4"><text:span text:style-name="Strong_20_Emphasis">3. View Component </text:span></text:h>
      <text:list xml:id="list8213655128887341586" text:style-name="L2">
        <text:list-item>
          <text:p text:style-name="P12"><text:span text:style-name="Strong_20_Emphasis">What is a View?</text:span></text:p>
          <text:list>
            <text:list-item>
              <text:p text:style-name="P12">Container component for structuring the UI.</text:p>
            </text:list-item>
          </text:list>
        </text:list-item>
        <text:list-item>
          <text:p text:style-name="P12"><text:span text:style-name="Strong_20_Emphasis">Usage and Examples</text:span></text:p>
          <text:list>
            <text:list-item>
              <text:p text:style-name="P12">How to use the <text:span text:style-name="Source_20_Text">View</text:span> component to layout other components.</text:p>
            </text:list-item>
            <text:list-item>
              <text:p text:style-name="P2">Example code snippet</text:p>
            </text:list-item>
          </text:list>
        </text:list-item>
      </text:list>
      <text:p text:style-name="P17"><text:span text:style-name="Strong_20_Emphasis">Common Properties</text:span></text:p>
      <text:list xml:id="list7584612288982850565" text:style-name="L3">
        <text:list-item>
          <text:p text:style-name="P3"><text:span text:style-name="Source_20_Text">style</text:span>, <text:span text:style-name="Source_20_Text">flex</text:span>, <text:span text:style-name="Source_20_Text">flexDirection</text:span>, <text:span text:style-name="Source_20_Text">justifyContent</text:span>, <text:span text:style-name="Source_20_Text">alignItems</text:span>.</text:p>
        </text:list-item>
      </text:list>
      <text:p text:style-name="Standard"/>
      <text:p text:style-name="Standard">import React from 'react';</text:p>
      <text:p text:style-name="Standard">import { View, Text } from 'react-native';</text:p>
      <text:p text:style-name="Standard"/>
      <text:p text:style-name="Standard">const App = () =&gt; {</text:p>
      <text:p text:style-name="Standard"><text:s text:c="2"/>return (</text:p>
      <text:p text:style-name="Standard"><text:s text:c="4"/>&lt;View style={{ flex: 1, justifyContent: 'center', alignItems: 'center' }}&gt;</text:p>
      <text:p text:style-name="Standard"><text:s text:c="6"/>&lt;Text&gt;Welcome to React Native!&lt;/Text&gt;</text:p>
      <text:p text:style-name="Standard"><text:s text:c="4"/>&lt;/View&gt;</text:p>
      <text:p text:style-name="Standard"><text:s text:c="2"/>);</text:p>
      <text:p text:style-name="Standard">};</text:p>
      <text:p text:style-name="Standard"/>
      <text:p text:style-name="Standard">export default App;</text:p>
      <text:p text:style-name="Standard"/>
      <text:p text:style-name="Standard"/>
      <text:h text:style-name="Heading_20_4" text:outline-level="4"><text:span text:style-name="Strong_20_Emphasis">Text Component </text:span></text:h>
      <text:list xml:id="list4845953490847689611" text:style-name="L4">
        <text:list-item>
          <text:p text:style-name="P13"><text:span text:style-name="Strong_20_Emphasis">What is a Text?</text:span></text:p>
          <text:list>
            <text:list-item>
              <text:p text:style-name="P4">Component for displaying text.</text:p>
            </text:list-item>
          </text:list>
        </text:list-item>
      </text:list>
      <text:p text:style-name="P17"><text:span text:style-name="Strong_20_Emphasis">Common Properties</text:span></text:p>
      <text:list xml:id="list2565241001584537234" text:style-name="L5">
        <text:list-item>
          <text:p text:style-name="P5"><text:span text:style-name="Source_20_Text">style</text:span>, <text:span text:style-name="Source_20_Text">numberOfLines</text:span>, <text:span text:style-name="Source_20_Text">ellipsizeMode</text:span>, <text:span text:style-name="Source_20_Text">textAlign</text:span>.</text:p>
        </text:list-item>
      </text:list>
      <text:h text:style-name="Heading_20_4" text:outline-level="4"><text:span text:style-name="Strong_20_Emphasis">Image Component </text:span></text:h>
      <text:list xml:id="list5514363032496181779" text:style-name="L6">
        <text:list-item>
          <text:p text:style-name="P14"><text:span text:style-name="Strong_20_Emphasis">What is an Image?</text:span></text:p>
          <text:list>
            <text:list-item>
              <text:p text:style-name="P6"><text:soft-page-break/>Component for displaying images.</text:p>
            </text:list-item>
          </text:list>
        </text:list-item>
      </text:list>
      <text:p text:style-name="Standard">Example:-</text:p>
      <text:p text:style-name="Standard">import React from 'react';</text:p>
      <text:p text:style-name="Standard">import { View, Image } from 'react-native';</text:p>
      <text:p text:style-name="Standard"/>
      <text:p text:style-name="Standard">const App = () =&gt; {</text:p>
      <text:p text:style-name="Standard"><text:s text:c="2"/>return (</text:p>
      <text:p text:style-name="Standard"><text:s text:c="4"/>&lt;View&gt;</text:p>
      <text:p text:style-name="Standard"><text:s text:c="6"/>&lt;Image </text:p>
      <text:p text:style-name="Standard"><text:s text:c="8"/>source={{ uri: 'https://example.com/image.jpg' }} </text:p>
      <text:p text:style-name="Standard"><text:s text:c="8"/>style={{ width: 200, height: 200 }} </text:p>
      <text:p text:style-name="Standard"><text:s text:c="6"/>/&gt;</text:p>
      <text:p text:style-name="Standard"><text:s text:c="4"/>&lt;/View&gt;</text:p>
      <text:p text:style-name="Standard"><text:s text:c="2"/>);</text:p>
      <text:p text:style-name="Standard">};</text:p>
      <text:p text:style-name="Standard"/>
      <text:p text:style-name="Standard">export default App;</text:p>
      <text:p text:style-name="P17"><text:span text:style-name="Strong_20_Emphasis">Common Properties</text:span></text:p>
      <text:list xml:id="list5379048552987940986" text:style-name="L7">
        <text:list-item>
          <text:p text:style-name="P7"><text:span text:style-name="Source_20_Text">source</text:span>, <text:span text:style-name="Source_20_Text">style</text:span>, <text:span text:style-name="Source_20_Text">resizeMode</text:span>.</text:p>
        </text:list-item>
      </text:list>
      <text:p text:style-name="Standard"/>
      <text:h text:style-name="Heading_20_4" text:outline-level="4"><text:span text:style-name="Strong_20_Emphasis">StyleSheet </text:span></text:h>
      <text:list xml:id="list2822030059959615007" text:style-name="L8">
        <text:list-item>
          <text:p text:style-name="P15"><text:span text:style-name="Strong_20_Emphasis">What is StyleSheet?</text:span></text:p>
          <text:list>
            <text:list-item>
              <text:p text:style-name="P15">Utility for creating styles in React Native.</text:p>
            </text:list-item>
          </text:list>
        </text:list-item>
        <text:list-item>
          <text:p text:style-name="P8"><text:span text:style-name="Strong_20_Emphasis">Creating and Applying Styles</text:span></text:p>
        </text:list-item>
      </text:list>
      <text:p text:style-name="P17"><text:span text:style-name="Strong_20_Emphasis">StyleSheet Properties</text:span></text:p>
      <text:list xml:id="list6017994920056607562" text:style-name="L9">
        <text:list-item>
          <text:p text:style-name="P9"><text:span text:style-name="Source_20_Text">create()</text:span>, <text:span text:style-name="Source_20_Text">absoluteFill</text:span>, <text:span text:style-name="Source_20_Text">hairlineWidth</text:span>, etc.</text:p>
        </text:list-item>
      </text:list>
      <text:h text:style-name="Heading_20_3" text:outline-level="3"><text:span text:style-name="Strong_20_Emphasis"><text:span text:style-name="Source_20_Text">absoluteFill</text:span></text:span><text:span text:style-name="Strong_20_Emphasis"> and </text:span><text:span text:style-name="Strong_20_Emphasis"><text:span text:style-name="Source_20_Text">hairlineWidth</text:span></text:span><text:span text:style-name="Strong_20_Emphasis"> in React Native</text:span></text:h>
      <text:h text:style-name="Heading_20_4" text:outline-level="4"><text:span text:style-name="Strong_20_Emphasis">1. </text:span><text:span text:style-name="Strong_20_Emphasis"><text:span text:style-name="Source_20_Text">absoluteFill</text:span></text:span></text:h>
      <text:p text:style-name="Text_20_body"><text:span text:style-name="Source_20_Text">absoluteFill</text:span> is a predefined style in React Native's <text:span text:style-name="Source_20_Text">StyleSheet</text:span> that provides a shorthand for setting position, top, bottom, left, and right to cover the entire parent component. It is often used for creating overlays, background components, or filling a container completely.</text:p>
      <text:p text:style-name="Text_20_body"><text:span text:style-name="Strong_20_Emphasis">Example Usage of </text:span><text:span text:style-name="Strong_20_Emphasis"><text:span text:style-name="Source_20_Text">absoluteFill</text:span></text:span><text:span text:style-name="Strong_20_Emphasis">:</text:span></text:p>
      <text:p text:style-name="Text_20_body">Suppose you want to create a component that overlays a full-screen background image with a semi-transparent view to display some text.</text:p>
      <text:p text:style-name="Standard">import React from 'react';</text:p>
      <text:p text:style-name="Standard">import { View, Text, ImageBackground, StyleSheet } from 'react-native';</text:p>
      <text:p text:style-name="Standard"/>
      <text:p text:style-name="Standard">const App = () =&gt; {</text:p>
      <text:p text:style-name="Standard"><text:s text:c="2"/>return (</text:p>
      <text:p text:style-name="Standard"><text:soft-page-break/><text:s text:c="4"/>&lt;View style={{ flex: 1 }}&gt;</text:p>
      <text:p text:style-name="Standard"><text:s text:c="6"/>&lt;ImageBackground </text:p>
      <text:p text:style-name="Standard"><text:s text:c="8"/>source={{ uri: 'https://example.com/background.jpg' }}</text:p>
      <text:p text:style-name="Standard"><text:s text:c="8"/>style={{ flex: 1 }}</text:p>
      <text:p text:style-name="Standard"><text:s text:c="6"/>&gt;</text:p>
      <text:p text:style-name="Standard"><text:s text:c="8"/>&lt;View style={StyleSheet.absoluteFill}&gt;</text:p>
      <text:p text:style-name="Standard"><text:s text:c="10"/>&lt;View style={styles.overlay}&gt;</text:p>
      <text:p text:style-name="Standard"><text:s text:c="12"/>&lt;Text style={styles.text}&gt;Overlay Text&lt;/Text&gt;</text:p>
      <text:p text:style-name="Standard"><text:s text:c="10"/>&lt;/View&gt;</text:p>
      <text:p text:style-name="Standard"><text:s text:c="8"/>&lt;/View&gt;</text:p>
      <text:p text:style-name="Standard"><text:s text:c="6"/>&lt;/ImageBackground&gt;</text:p>
      <text:p text:style-name="Standard"><text:s text:c="4"/>&lt;/View&gt;</text:p>
      <text:p text:style-name="Standard"><text:s text:c="2"/>);</text:p>
      <text:p text:style-name="Standard">};</text:p>
      <text:p text:style-name="Standard"/>
      <text:p text:style-name="Standard">const styles = StyleSheet.create({</text:p>
      <text:p text:style-name="Standard"><text:s text:c="2"/>overlay: {</text:p>
      <text:p text:style-name="Standard"><text:s text:c="4"/>backgroundColor: 'rgba(0, 0, 0, 0.5)',</text:p>
      <text:p text:style-name="Standard"><text:s text:c="4"/>flex: 1,</text:p>
      <text:p text:style-name="Standard"><text:s text:c="4"/>justifyContent: 'center',</text:p>
      <text:p text:style-name="Standard"><text:s text:c="4"/>alignItems: 'center',</text:p>
      <text:p text:style-name="Standard"><text:s text:c="2"/>},</text:p>
      <text:p text:style-name="Standard"><text:s text:c="2"/>text: {</text:p>
      <text:p text:style-name="Standard"><text:s text:c="4"/>color: 'white',</text:p>
      <text:p text:style-name="Standard"><text:s text:c="4"/>fontSize: 20,</text:p>
      <text:p text:style-name="Standard"><text:s text:c="2"/>},</text:p>
      <text:p text:style-name="Standard">});</text:p>
      <text:p text:style-name="Standard"/>
      <text:p text:style-name="Standard">export default App;</text:p>
      <text:p text:style-name="Standard"/>
      <text:p text:style-name="Standard"/>
      <text:p text:style-name="Text_20_body">In this example:</text:p>
      <text:list xml:id="list2467862556737843424" text:style-name="L10">
        <text:list-item>
          <text:p text:style-name="P16"><text:span text:style-name="Source_20_Text">StyleSheet.absoluteFill</text:span> fills the entire area of the parent <text:span text:style-name="Source_20_Text">ImageBackground</text:span>.</text:p>
        </text:list-item>
        <text:list-item>
          <text:p text:style-name="P10">The <text:span text:style-name="Source_20_Text">overlay</text:span> view covers the entire screen with a semi-transparent black background, making the text easily readable.</text:p>
        </text:list-item>
      </text:list>
      <text:h text:style-name="Heading_20_4" text:outline-level="4"><text:span text:style-name="Strong_20_Emphasis">2. </text:span><text:span text:style-name="Strong_20_Emphasis"><text:span text:style-name="Source_20_Text">hairlineWidth</text:span></text:span></text:h>
      <text:p text:style-name="Text_20_body"><text:span text:style-name="Source_20_Text">hairlineWidth</text:span> is a constant provided by React Native that represents the smallest possible width that can be rendered on the screen. It is commonly used for creating thin lines, borders, or separators.</text:p>
      <text:p text:style-name="Text_20_body"><text:span text:style-name="Strong_20_Emphasis">Example Usage of </text:span><text:span text:style-name="Strong_20_Emphasis"><text:span text:style-name="Source_20_Text">hairlineWidth</text:span></text:span><text:span text:style-name="Strong_20_Emphasis">:</text:span></text:p>
      <text:p text:style-name="Text_20_body">Suppose you want to create a thin border around a view or a separator line between elements.</text:p>
      <text:p text:style-name="Standard">import React from 'react';</text:p>
      <text:p text:style-name="Standard">import { View, Text, StyleSheet } from 'react-native';</text:p>
      <text:p text:style-name="Standard"/>
      <text:p text:style-name="Standard">const App = () =&gt; {</text:p>
      <text:p text:style-name="Standard"><text:s text:c="2"/>return (</text:p>
      <text:p text:style-name="Standard"><text:soft-page-break/><text:s text:c="4"/>&lt;View style={styles.container}&gt;</text:p>
      <text:p text:style-name="Standard"><text:s text:c="6"/>&lt;Text style={styles.text}&gt;Top Text&lt;/Text&gt;</text:p>
      <text:p text:style-name="Standard"><text:s text:c="6"/>&lt;View style={styles.separator} /&gt;</text:p>
      <text:p text:style-name="Standard"><text:s text:c="6"/>&lt;Text style={styles.text}&gt;Bottom Text&lt;/Text&gt;</text:p>
      <text:p text:style-name="Standard"><text:s text:c="4"/>&lt;/View&gt;</text:p>
      <text:p text:style-name="Standard"><text:s text:c="2"/>);</text:p>
      <text:p text:style-name="Standard">};</text:p>
      <text:p text:style-name="Standard"/>
      <text:p text:style-name="Standard">const styles = StyleSheet.create({</text:p>
      <text:p text:style-name="Standard"><text:s text:c="2"/>container: {</text:p>
      <text:p text:style-name="Standard"><text:s text:c="4"/>flex: 1,</text:p>
      <text:p text:style-name="Standard"><text:s text:c="4"/>justifyContent: 'center',</text:p>
      <text:p text:style-name="Standard"><text:s text:c="4"/>alignItems: 'center',</text:p>
      <text:p text:style-name="Standard"><text:s text:c="2"/>},</text:p>
      <text:p text:style-name="Standard"><text:s text:c="2"/>text: {</text:p>
      <text:p text:style-name="Standard"><text:s text:c="4"/>fontSize: 18,</text:p>
      <text:p text:style-name="Standard"><text:s text:c="4"/>marginBottom: 10,</text:p>
      <text:p text:style-name="Standard"><text:s text:c="2"/>},</text:p>
      <text:p text:style-name="Standard"><text:s text:c="2"/>separator: {</text:p>
      <text:p text:style-name="Standard"><text:s text:c="4"/>width: '80%',</text:p>
      <text:p text:style-name="Standard"><text:s text:c="4"/>height: StyleSheet.hairlineWidth,</text:p>
      <text:p text:style-name="Standard"><text:s text:c="4"/>backgroundColor: 'gray',</text:p>
      <text:p text:style-name="Standard"><text:s text:c="4"/>marginVertical: 10,</text:p>
      <text:p text:style-name="Standard"><text:s text:c="2"/>},</text:p>
      <text:p text:style-name="Standard">});</text:p>
      <text:p text:style-name="Standard"/>
      <text:p text:style-name="Standard">export default Ap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8-04T21:12:27.54</meta:creation-date>
    <meta:document-statistic meta:table-count="0" meta:image-count="0" meta:object-count="0" meta:page-count="4" meta:paragraph-count="125" meta:word-count="525" meta:character-count="3828"/>
    <dc:date>2024-08-04T21:19:40.41</dc:date>
    <dc:creator>vikash kapari</dc:creator>
    <meta:editing-duration>PT7M13S</meta:editing-duration>
    <meta:editing-cycles>1</meta:editing-cycles>
    <meta:generator>OpenOffice/4.1.7$Win32 OpenOffice.org_project/417m1$Build-9800</meta:generator>
  </office:meta>
</office:document-meta>
</file>